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.6181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0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1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n CEC(MV)-Con CEC(CPAP)_MRC5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ce2" office:value-type="string" calcext:value-type="string">
            <text:p>sample_name</text:p>
          </table:table-cell>
          <table:table-cell table:style-name="ce2" office:value-type="string" calcext:value-type="string">
            <text:p>cell_line</text:p>
          </table:table-cell>
          <table:table-cell table:style-name="ce2" office:value-type="string" calcext:value-type="string">
            <text:p>patient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origin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_trimmed_Transcriptomica_1_540_2023-11-23T07_25_45Z_IonXpress_001.fastq</text:p>
          </table:table-cell>
          <table:table-cell office:value-type="string" calcext:value-type="string">
            <text:p>MR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 CEC</text:p>
          </table:table-cell>
          <table:table-cell office:value-type="string" calcext:value-type="string">
            <text:p>Sin CEC 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_trimmed_Transcriptomica_2_540_2023-11-23T07_25_45Z_IonXpress_002.fastq</text:p>
          </table:table-cell>
          <table:table-cell office:value-type="string" calcext:value-type="string">
            <text:p>MR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 CEC</text:p>
          </table:table-cell>
          <table:table-cell office:value-type="string" calcext:value-type="string">
            <text:p>Sin CEC 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_trimmed_Transcriptomica_3_540_2023-11-23T07_25_45Z_IonXpress_003.fastq</text:p>
          </table:table-cell>
          <table:table-cell office:value-type="string" calcext:value-type="string">
            <text:p>MR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CEC</text:p>
          </table:table-cell>
          <table:table-cell office:value-type="string" calcext:value-type="string">
            <text:p>Sin CEC 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_trimmed_Transcriptomica_4_540_2023-11-23T07_25_45Z_IonXpress_007.fastq</text:p>
          </table:table-cell>
          <table:table-cell office:value-type="string" calcext:value-type="string">
            <text:p>MR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 CEC</text:p>
          </table:table-cell>
          <table:table-cell office:value-type="string" calcext:value-type="string">
            <text:p>Con CEC 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_trimmed_Transcriptomica_5_540_2023-11-23T07_25_45Z_IonXpress_005.fastq</text:p>
          </table:table-cell>
          <table:table-cell office:value-type="string" calcext:value-type="string">
            <text:p>MRC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 CEC</text:p>
          </table:table-cell>
          <table:table-cell office:value-type="string" calcext:value-type="string">
            <text:p>Con CEC 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n_trimmed_Transcriptomica_6_540_2023-11-23T07_25_45Z_IonXpress_008.fastq</text:p>
          </table:table-cell>
          <table:table-cell office:value-type="string" calcext:value-type="string">
            <text:p>MRC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 CEC</text:p>
          </table:table-cell>
          <table:table-cell office:value-type="string" calcext:value-type="string">
            <text:p>Con CEC 3</text:p>
          </table:table-cell>
          <table:table-cell table:number-columns-repeated="16379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RC5+toci" table:style-name="ta2"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5" office:value-type="string" calcext:value-type="string">
            <text:p>Sample_nam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patient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cell_line</text:p>
          </table:table-cell>
          <table:table-cell table:style-name="ce5" office:value-type="string" calcext:value-type="string">
            <text:p>treatment</text:p>
          </table:table-cell>
        </table:table-row>
        <table:table-row table:style-name="ro1">
          <table:table-cell table:style-name="ce6" office:value-type="string" calcext:value-type="string">
            <text:p>quant_trimmed_13-C13-TRANS_540_2024-05-23T06_35_56Z_IonXpress_013.fastq</text:p>
          </table:table-cell>
          <table:table-cell table:style-name="ce8" office:value-type="string" calcext:value-type="string">
            <text:p>CRI13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in CEC </text:p>
          </table:table-cell>
          <table:table-cell table:style-name="ce10" office:value-type="string" calcext:value-type="string">
            <text:p>MRC5</text:p>
          </table:table-cell>
          <table:table-cell office:value-type="string" calcext:value-type="string">
            <text:p>Toci</text:p>
          </table:table-cell>
        </table:table-row>
        <table:table-row table:style-name="ro1">
          <table:table-cell table:style-name="ce6" office:value-type="string" calcext:value-type="string">
            <text:p>quant_trimmed_14-C14-TRANS_540_2024-05-23T06_35_56Z_IonXpress_014.fastq</text:p>
          </table:table-cell>
          <table:table-cell table:style-name="ce8" office:value-type="string" calcext:value-type="string">
            <text:p>CRI14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Sin CEC </text:p>
          </table:table-cell>
          <table:table-cell table:style-name="ce10" office:value-type="string" calcext:value-type="string">
            <text:p>MRC5</text:p>
          </table:table-cell>
          <table:table-cell office:value-type="string" calcext:value-type="string">
            <text:p>Toci</text:p>
          </table:table-cell>
        </table:table-row>
        <table:table-row table:style-name="ro1">
          <table:table-cell table:style-name="ce6" office:value-type="string" calcext:value-type="string">
            <text:p>quant_trimmed_15-C15-TRANS_540_2024-05-23T06_35_56Z_IonXpress_015.fastq</text:p>
          </table:table-cell>
          <table:table-cell table:style-name="ce8" office:value-type="string" calcext:value-type="string">
            <text:p>CRI1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Sin CEC </text:p>
          </table:table-cell>
          <table:table-cell table:style-name="ce10" office:value-type="string" calcext:value-type="string">
            <text:p>MRC5</text:p>
          </table:table-cell>
          <table:table-cell office:value-type="string" calcext:value-type="string">
            <text:p>Toci</text:p>
          </table:table-cell>
        </table:table-row>
        <table:table-row table:style-name="ro1">
          <table:table-cell table:style-name="ce6" office:value-type="string" calcext:value-type="string">
            <text:p>quant_trimmed_16-C16-TRANS_540_2024-05-23T06_35_56Z_IonXpress_016.fastq</text:p>
          </table:table-cell>
          <table:table-cell table:style-name="ce8" office:value-type="string" calcext:value-type="string">
            <text:p>CRI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Con CEC </text:p>
          </table:table-cell>
          <table:table-cell table:style-name="ce10" office:value-type="string" calcext:value-type="string">
            <text:p>MRC5</text:p>
          </table:table-cell>
          <table:table-cell office:value-type="string" calcext:value-type="string">
            <text:p>Toci</text:p>
          </table:table-cell>
        </table:table-row>
        <table:table-row table:style-name="ro1">
          <table:table-cell table:style-name="ce6" office:value-type="string" calcext:value-type="string">
            <text:p>quant_trimmed_17-C17-TRANS_540_2024-05-23T06_35_56Z_IonXpress_017.fastq</text:p>
          </table:table-cell>
          <table:table-cell table:style-name="ce8" office:value-type="string" calcext:value-type="string">
            <text:p>CRI17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Con CEC </text:p>
          </table:table-cell>
          <table:table-cell table:style-name="ce10" office:value-type="string" calcext:value-type="string">
            <text:p>MRC5</text:p>
          </table:table-cell>
          <table:table-cell office:value-type="string" calcext:value-type="string">
            <text:p>Toci</text:p>
          </table:table-cell>
        </table:table-row>
        <table:table-row table:style-name="ro1">
          <table:table-cell table:style-name="ce6" office:value-type="string" calcext:value-type="string">
            <text:p>quant_trimmed_18-C18-TRANS_540_2024-05-23T06_35_56Z_IonXpress_018.fastq</text:p>
          </table:table-cell>
          <table:table-cell table:style-name="ce8" office:value-type="string" calcext:value-type="string">
            <text:p>CRI18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Con CEC </text:p>
          </table:table-cell>
          <table:table-cell table:style-name="ce10" office:value-type="string" calcext:value-type="string">
            <text:p>MRC5</text:p>
          </table:table-cell>
          <table:table-cell office:value-type="string" calcext:value-type="string">
            <text:p>Toci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24pt" fo:font-weight="bold" style:font-name-asian="Liberation Sans1" style:font-family-asian="'Liberation Sans'" style:font-size-asian="24pt" style:font-weight-asian="bold" style:font-name-complex="Liberation Sans1" style:font-family-complex="'Liberation Sans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8pt" style:font-name-asian="Liberation Sans1" style:font-family-asian="'Liberation Sans'" style:font-size-asian="18pt" style:font-name-complex="Liberation Sans1" style:font-family-complex="'Liberation Sans'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" fo:font-family="'Liberation Sans'" fo:font-size="10pt" fo:font-style="italic" style:font-name-asian="Liberation Sans1" style:font-family-asian="'Liberation Sans'" style:font-size-asian="10pt" style:font-style-asian="italic" style:font-name-complex="Liberation Sans1" style:font-family-complex="'Liberation Sans'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" fo:font-family="'Liberation Sans'" fo:font-size="10pt" style:text-underline-style="solid" style:text-underline-width="auto" style:text-underline-color="font-color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" fo:font-family="'Liberation Sans'" fo:font-size="10pt" fo:font-weight="bold" style:font-name-asian="Liberation Sans1" style:font-family-asian="'Liberation Sans'" style:font-size-asian="10pt" style:font-weight-asian="bold" style:font-name-complex="Liberation Sans1" style:font-family-complex="'Liberation Sans'" style:font-size-complex="10pt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cc" style:vertical-align="automatic"/>
      <style:text-properties fo:color="#9966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 style:data-style-name="N2" text:time-value="13:03:14.552393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Sara Exojo</meta:initial-creator>
    <meta:creation-date>2023-11-29T14:15:20Z</meta:creation-date>
    <dc:date>2026-01-02T13:03:35.973430366</dc:date>
    <meta:editing-duration>PT52S</meta:editing-duration>
    <meta:editing-cycles>2</meta:editing-cycles>
    <meta:document-statistic meta:table-count="2" meta:cell-count="77" meta:object-count="0"/>
  </office:meta>
</office:document-meta>
</file>